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1">
            <text:p>ABT -L 0.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Messages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Corruption</text:p>
          </table:table-cell>
          <table:table-cell office:value-type="string" table:style-name="ce1">
            <text:p>Time_bw_messages</text:p>
          </table:table-cell>
          <table:table-cell office:value-type="string" table:style-name="ce1">
            <text:p>Application_A</text:p>
          </table:table-cell>
          <table:table-cell office:value-type="string" table:style-name="ce1">
            <text:p>Transport_A</text:p>
          </table:table-cell>
          <table:table-cell office:value-type="string" table:style-name="ce1">
            <text:p>Transport_B</text:p>
          </table:table-cell>
          <table:table-cell office:value-type="string" table:style-name="ce1">
            <text:p>Application_B</text:p>
          </table:table-cell>
          <table:table-cell office:value-type="string" table:style-name="ce1">
            <text:p>Total_time</text:p>
          </table:table-cell>
          <table:table-cell office:value-type="string" table:style-name="ce1">
            <text:p>Throughput</text:p>
          </table:table-cell>
          <table:table-cell table:style-name="ce1"/>
          <table:table-cell office:value-type="string" table:style-name="ce1">
            <text:p>GBN -L 0.1</text:p>
          </table:table-cell>
          <table:table-cell table:number-columns-repeated="12" table:style-name="ce1"/>
          <table:table-cell office:value-type="string" table:style-name="ce1">
            <text:p>SR -L 0.1</text:p>
          </table:table-cell>
          <table:table-cell table:number-columns-repeated="16357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14" table:style-name="ce1">
            <text:p>1214</text:p>
          </table:table-cell>
          <table:table-cell office:value-type="float" office:value="1103" table:style-name="ce1">
            <text:p>1103</text:p>
          </table:table-cell>
          <table:table-cell office:value-type="float" office:value="658" table:style-name="ce1">
            <text:p>658</text:p>
          </table:table-cell>
          <table:table-cell office:value-type="float" office:value="49527.339844000002" table:style-name="ce1">
            <text:p>49527.33984</text:p>
          </table:table-cell>
          <table:table-cell office:value-type="float" office:value="1.3285999999999999E-2" table:style-name="ce1">
            <text:p>0.01328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93" table:style-name="ce1">
            <text:p>2793</text:p>
          </table:table-cell>
          <table:table-cell office:value-type="float" office:value="2525" table:style-name="ce1">
            <text:p>2525</text:p>
          </table:table-cell>
          <table:table-cell office:value-type="float" office:value="997" table:style-name="ce1">
            <text:p>997</text:p>
          </table:table-cell>
          <table:table-cell office:value-type="float" office:value="50405.011719000002" table:style-name="ce1">
            <text:p>50405.01172</text:p>
          </table:table-cell>
          <table:table-cell office:value-type="float" office:value="1.9779999999999999E-2" table:style-name="ce1">
            <text:p>0.0197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880" table:style-name="ce1">
            <text:p>1880</text:p>
          </table:table-cell>
          <table:table-cell office:value-type="float" office:value="1691" table:style-name="ce1">
            <text:p>1691</text:p>
          </table:table-cell>
          <table:table-cell office:value-type="float" office:value="999" table:style-name="ce1">
            <text:p>999</text:p>
          </table:table-cell>
          <table:table-cell office:value-type="float" office:value="51342.511719000002" table:style-name="ce1">
            <text:p>51342.51172</text:p>
          </table:table-cell>
          <table:table-cell office:value-type="float" office:value="1.9458E-2" table:style-name="ce1">
            <text:p>0.01945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33" table:style-name="ce1">
            <text:p>1233</text:p>
          </table:table-cell>
          <table:table-cell office:value-type="float" office:value="1099" table:style-name="ce1">
            <text:p>1099</text:p>
          </table:table-cell>
          <table:table-cell office:value-type="float" office:value="621" table:style-name="ce1">
            <text:p>621</text:p>
          </table:table-cell>
          <table:table-cell office:value-type="float" office:value="50520.605469000002" table:style-name="ce1">
            <text:p>50520.60547</text:p>
          </table:table-cell>
          <table:table-cell office:value-type="float" office:value="1.2292000000000001E-2" table:style-name="ce1">
            <text:p>0.01229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21" table:style-name="ce1">
            <text:p>2821</text:p>
          </table:table-cell>
          <table:table-cell office:value-type="float" office:value="2548" table:style-name="ce1">
            <text:p>2548</text:p>
          </table:table-cell>
          <table:table-cell office:value-type="float" office:value="997" table:style-name="ce1">
            <text:p>997</text:p>
          </table:table-cell>
          <table:table-cell office:value-type="float" office:value="49819.441405999998" table:style-name="ce1">
            <text:p>49819.44141</text:p>
          </table:table-cell>
          <table:table-cell office:value-type="float" office:value="2.0011999999999999E-2" table:style-name="ce1">
            <text:p>0.020012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34" table:style-name="ce1">
            <text:p>1934</text:p>
          </table:table-cell>
          <table:table-cell office:value-type="float" office:value="1755" table:style-name="ce1">
            <text:p>1755</text:p>
          </table:table-cell>
          <table:table-cell office:value-type="float" office:value="999" table:style-name="ce1">
            <text:p>999</text:p>
          </table:table-cell>
          <table:table-cell office:value-type="float" office:value="49547.480469000002" table:style-name="ce1">
            <text:p>49547.48047</text:p>
          </table:table-cell>
          <table:table-cell office:value-type="float" office:value="2.0161999999999999E-2" table:style-name="ce1">
            <text:p>0.020162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86" table:style-name="ce1">
            <text:p>1286</text:p>
          </table:table-cell>
          <table:table-cell office:value-type="float" office:value="1144" table:style-name="ce1">
            <text:p>1144</text:p>
          </table:table-cell>
          <table:table-cell office:value-type="float" office:value="640" table:style-name="ce1">
            <text:p>640</text:p>
          </table:table-cell>
          <table:table-cell office:value-type="float" office:value="51490.660155999998" table:style-name="ce1">
            <text:p>51490.66016</text:p>
          </table:table-cell>
          <table:table-cell office:value-type="float" office:value="1.2429000000000001E-2" table:style-name="ce1">
            <text:p>0.012429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30" table:style-name="ce1">
            <text:p>2930</text:p>
          </table:table-cell>
          <table:table-cell office:value-type="float" office:value="2660" table:style-name="ce1">
            <text:p>2660</text:p>
          </table:table-cell>
          <table:table-cell office:value-type="float" office:value="996" table:style-name="ce1">
            <text:p>996</text:p>
          </table:table-cell>
          <table:table-cell office:value-type="float" office:value="47924.277344000002" table:style-name="ce1">
            <text:p>47924.27734</text:p>
          </table:table-cell>
          <table:table-cell office:value-type="float" office:value="2.0782999999999999E-2" table:style-name="ce1">
            <text:p>0.02078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53" table:style-name="ce1">
            <text:p>1953</text:p>
          </table:table-cell>
          <table:table-cell office:value-type="float" office:value="1752" table:style-name="ce1">
            <text:p>1752</text:p>
          </table:table-cell>
          <table:table-cell office:value-type="float" office:value="999" table:style-name="ce1">
            <text:p>999</text:p>
          </table:table-cell>
          <table:table-cell office:value-type="float" office:value="50055.839844000002" table:style-name="ce1">
            <text:p>50055.83984</text:p>
          </table:table-cell>
          <table:table-cell office:value-type="float" office:value="1.9958E-2" table:style-name="ce1">
            <text:p>0.01995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23" table:style-name="ce1">
            <text:p>1223</text:p>
          </table:table-cell>
          <table:table-cell office:value-type="float" office:value="1096" table:style-name="ce1">
            <text:p>1096</text:p>
          </table:table-cell>
          <table:table-cell office:value-type="float" office:value="646" table:style-name="ce1">
            <text:p>646</text:p>
          </table:table-cell>
          <table:table-cell office:value-type="float" office:value="50356.828125" table:style-name="ce1">
            <text:p>50356.82813</text:p>
          </table:table-cell>
          <table:table-cell office:value-type="float" office:value="1.2828000000000001E-2" table:style-name="ce1">
            <text:p>0.012828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07" table:style-name="ce1">
            <text:p>2907</text:p>
          </table:table-cell>
          <table:table-cell office:value-type="float" office:value="2642" table:style-name="ce1">
            <text:p>2642</text:p>
          </table:table-cell>
          <table:table-cell office:value-type="float" office:value="998" table:style-name="ce1">
            <text:p>998</text:p>
          </table:table-cell>
          <table:table-cell office:value-type="float" office:value="48977.289062000003" table:style-name="ce1">
            <text:p>48977.28906</text:p>
          </table:table-cell>
          <table:table-cell office:value-type="float" office:value="2.0376999999999999E-2" table:style-name="ce1">
            <text:p>0.02037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870" table:style-name="ce1">
            <text:p>1870</text:p>
          </table:table-cell>
          <table:table-cell office:value-type="float" office:value="1688" table:style-name="ce1">
            <text:p>1688</text:p>
          </table:table-cell>
          <table:table-cell office:value-type="float" office:value="999" table:style-name="ce1">
            <text:p>999</text:p>
          </table:table-cell>
          <table:table-cell office:value-type="float" office:value="48592.289062000003" table:style-name="ce1">
            <text:p>48592.28906</text:p>
          </table:table-cell>
          <table:table-cell office:value-type="float" office:value="2.0559000000000001E-2" table:style-name="ce1">
            <text:p>0.020559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08" table:style-name="ce1">
            <text:p>1208</text:p>
          </table:table-cell>
          <table:table-cell office:value-type="float" office:value="1084" table:style-name="ce1">
            <text:p>1084</text:p>
          </table:table-cell>
          <table:table-cell office:value-type="float" office:value="656" table:style-name="ce1">
            <text:p>656</text:p>
          </table:table-cell>
          <table:table-cell office:value-type="float" office:value="50627.449219000002" table:style-name="ce1">
            <text:p>50627.44922</text:p>
          </table:table-cell>
          <table:table-cell office:value-type="float" office:value="1.2957E-2" table:style-name="ce1">
            <text:p>0.01295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66" table:style-name="ce1">
            <text:p>2766</text:p>
          </table:table-cell>
          <table:table-cell office:value-type="float" office:value="2485" table:style-name="ce1">
            <text:p>2485</text:p>
          </table:table-cell>
          <table:table-cell office:value-type="float" office:value="998" table:style-name="ce1">
            <text:p>998</text:p>
          </table:table-cell>
          <table:table-cell office:value-type="float" office:value="51258.109375" table:style-name="ce1">
            <text:p>51258.10938</text:p>
          </table:table-cell>
          <table:table-cell office:value-type="float" office:value="1.9470000000000001E-2" table:style-name="ce1">
            <text:p>0.0194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847" table:style-name="ce1">
            <text:p>1847</text:p>
          </table:table-cell>
          <table:table-cell office:value-type="float" office:value="1669" table:style-name="ce1">
            <text:p>1669</text:p>
          </table:table-cell>
          <table:table-cell office:value-type="float" office:value="999" table:style-name="ce1">
            <text:p>999</text:p>
          </table:table-cell>
          <table:table-cell office:value-type="float" office:value="49967.273437999997" table:style-name="ce1">
            <text:p>49967.27344</text:p>
          </table:table-cell>
          <table:table-cell office:value-type="float" office:value="1.9993E-2" table:style-name="ce1">
            <text:p>0.01999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54" table:style-name="ce1">
            <text:p>1254</text:p>
          </table:table-cell>
          <table:table-cell office:value-type="float" office:value="1131" table:style-name="ce1">
            <text:p>1131</text:p>
          </table:table-cell>
          <table:table-cell office:value-type="float" office:value="634" table:style-name="ce1">
            <text:p>634</text:p>
          </table:table-cell>
          <table:table-cell office:value-type="float" office:value="50058.589844000002" table:style-name="ce1">
            <text:p>50058.58984</text:p>
          </table:table-cell>
          <table:table-cell office:value-type="float" office:value="1.2664999999999999E-2" table:style-name="ce1">
            <text:p>0.01266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71" table:style-name="ce1">
            <text:p>2771</text:p>
          </table:table-cell>
          <table:table-cell office:value-type="float" office:value="2523" table:style-name="ce1">
            <text:p>2523</text:p>
          </table:table-cell>
          <table:table-cell office:value-type="float" office:value="998" table:style-name="ce1">
            <text:p>998</text:p>
          </table:table-cell>
          <table:table-cell office:value-type="float" office:value="50231.246094000002" table:style-name="ce1">
            <text:p>50231.24609</text:p>
          </table:table-cell>
          <table:table-cell office:value-type="float" office:value="1.9868E-2" table:style-name="ce1">
            <text:p>0.019868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836" table:style-name="ce1">
            <text:p>1836</text:p>
          </table:table-cell>
          <table:table-cell office:value-type="float" office:value="1670" table:style-name="ce1">
            <text:p>1670</text:p>
          </table:table-cell>
          <table:table-cell office:value-type="float" office:value="998" table:style-name="ce1">
            <text:p>998</text:p>
          </table:table-cell>
          <table:table-cell office:value-type="float" office:value="50165.769530999998" table:style-name="ce1">
            <text:p>50165.76953</text:p>
          </table:table-cell>
          <table:table-cell office:value-type="float" office:value="1.9893999999999998E-2" table:style-name="ce1">
            <text:p>0.01989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23" table:style-name="ce1">
            <text:p>1223</text:p>
          </table:table-cell>
          <table:table-cell office:value-type="float" office:value="1092" table:style-name="ce1">
            <text:p>1092</text:p>
          </table:table-cell>
          <table:table-cell office:value-type="float" office:value="632" table:style-name="ce1">
            <text:p>632</text:p>
          </table:table-cell>
          <table:table-cell office:value-type="float" office:value="49479.011719000002" table:style-name="ce1">
            <text:p>49479.01172</text:p>
          </table:table-cell>
          <table:table-cell office:value-type="float" office:value="1.2773E-2" table:style-name="ce1">
            <text:p>0.01277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953" table:style-name="ce1">
            <text:p>2953</text:p>
          </table:table-cell>
          <table:table-cell office:value-type="float" office:value="2665" table:style-name="ce1">
            <text:p>2665</text:p>
          </table:table-cell>
          <table:table-cell office:value-type="float" office:value="998" table:style-name="ce1">
            <text:p>998</text:p>
          </table:table-cell>
          <table:table-cell office:value-type="float" office:value="50334.082030999998" table:style-name="ce1">
            <text:p>50334.08203</text:p>
          </table:table-cell>
          <table:table-cell office:value-type="float" office:value="1.9827999999999998E-2" table:style-name="ce1">
            <text:p>0.019828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46" table:style-name="ce1">
            <text:p>1946</text:p>
          </table:table-cell>
          <table:table-cell office:value-type="float" office:value="1753" table:style-name="ce1">
            <text:p>1753</text:p>
          </table:table-cell>
          <table:table-cell office:value-type="float" office:value="998" table:style-name="ce1">
            <text:p>998</text:p>
          </table:table-cell>
          <table:table-cell office:value-type="float" office:value="50472.65625" table:style-name="ce1">
            <text:p>50472.65625</text:p>
          </table:table-cell>
          <table:table-cell office:value-type="float" office:value="1.9772999999999999E-2" table:style-name="ce1">
            <text:p>0.01977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41" table:style-name="ce1">
            <text:p>1241</text:p>
          </table:table-cell>
          <table:table-cell office:value-type="float" office:value="1118" table:style-name="ce1">
            <text:p>1118</text:p>
          </table:table-cell>
          <table:table-cell office:value-type="float" office:value="648" table:style-name="ce1">
            <text:p>648</text:p>
          </table:table-cell>
          <table:table-cell office:value-type="float" office:value="50694.203125" table:style-name="ce1">
            <text:p>50694.20313</text:p>
          </table:table-cell>
          <table:table-cell office:value-type="float" office:value="1.2782999999999999E-2" table:style-name="ce1">
            <text:p>0.01278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69" table:style-name="ce1">
            <text:p>2869</text:p>
          </table:table-cell>
          <table:table-cell office:value-type="float" office:value="2572" table:style-name="ce1">
            <text:p>2572</text:p>
          </table:table-cell>
          <table:table-cell office:value-type="float" office:value="998" table:style-name="ce1">
            <text:p>998</text:p>
          </table:table-cell>
          <table:table-cell office:value-type="float" office:value="48770.308594000002" table:style-name="ce1">
            <text:p>48770.30859</text:p>
          </table:table-cell>
          <table:table-cell office:value-type="float" office:value="2.0462999999999999E-2" table:style-name="ce1">
            <text:p>0.02046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09" table:style-name="ce1">
            <text:p>1909</text:p>
          </table:table-cell>
          <table:table-cell office:value-type="float" office:value="1715" table:style-name="ce1">
            <text:p>1715</text:p>
          </table:table-cell>
          <table:table-cell office:value-type="float" office:value="997" table:style-name="ce1">
            <text:p>997</text:p>
          </table:table-cell>
          <table:table-cell office:value-type="float" office:value="50564.554687999997" table:style-name="ce1">
            <text:p>50564.55469</text:p>
          </table:table-cell>
          <table:table-cell office:value-type="float" office:value="1.9716999999999998E-2" table:style-name="ce1">
            <text:p>0.019717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37" table:style-name="ce1">
            <text:p>1237</text:p>
          </table:table-cell>
          <table:table-cell office:value-type="float" office:value="1117" table:style-name="ce1">
            <text:p>1117</text:p>
          </table:table-cell>
          <table:table-cell office:value-type="float" office:value="625" table:style-name="ce1">
            <text:p>625</text:p>
          </table:table-cell>
          <table:table-cell office:value-type="float" office:value="49364.558594000002" table:style-name="ce1">
            <text:p>49364.55859</text:p>
          </table:table-cell>
          <table:table-cell office:value-type="float" office:value="1.2661E-2" table:style-name="ce1">
            <text:p>0.01266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73" table:style-name="ce1">
            <text:p>2873</text:p>
          </table:table-cell>
          <table:table-cell office:value-type="float" office:value="2555" table:style-name="ce1">
            <text:p>2555</text:p>
          </table:table-cell>
          <table:table-cell office:value-type="float" office:value="998" table:style-name="ce1">
            <text:p>998</text:p>
          </table:table-cell>
          <table:table-cell office:value-type="float" office:value="48865.988280999998" table:style-name="ce1">
            <text:p>48865.98828</text:p>
          </table:table-cell>
          <table:table-cell office:value-type="float" office:value="2.0423E-2" table:style-name="ce1">
            <text:p>0.02042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61" table:style-name="ce1">
            <text:p>1961</text:p>
          </table:table-cell>
          <table:table-cell office:value-type="float" office:value="1740" table:style-name="ce1">
            <text:p>1740</text:p>
          </table:table-cell>
          <table:table-cell office:value-type="float" office:value="998" table:style-name="ce1">
            <text:p>998</text:p>
          </table:table-cell>
          <table:table-cell office:value-type="float" office:value="48522.183594000002" table:style-name="ce1">
            <text:p>48522.18359</text:p>
          </table:table-cell>
          <table:table-cell office:value-type="float" office:value="2.0567999999999999E-2" table:style-name="ce1">
            <text:p>0.02056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09" table:style-name="ce1">
            <text:p>1209</text:p>
          </table:table-cell>
          <table:table-cell office:value-type="float" office:value="1114" table:style-name="ce1">
            <text:p>1114</text:p>
          </table:table-cell>
          <table:table-cell office:value-type="float" office:value="637" table:style-name="ce1">
            <text:p>637</text:p>
          </table:table-cell>
          <table:table-cell office:value-type="float" office:value="49412.164062000003" table:style-name="ce1">
            <text:p>49412.16406</text:p>
          </table:table-cell>
          <table:table-cell office:value-type="float" office:value="1.2892000000000001E-2" table:style-name="ce1">
            <text:p>0.01289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772" table:style-name="ce1">
            <text:p>2772</text:p>
          </table:table-cell>
          <table:table-cell office:value-type="float" office:value="2489" table:style-name="ce1">
            <text:p>2489</text:p>
          </table:table-cell>
          <table:table-cell office:value-type="float" office:value="998" table:style-name="ce1">
            <text:p>998</text:p>
          </table:table-cell>
          <table:table-cell office:value-type="float" office:value="50122.832030999998" table:style-name="ce1">
            <text:p>50122.83203</text:p>
          </table:table-cell>
          <table:table-cell office:value-type="float" office:value="1.9911000000000002E-2" table:style-name="ce1">
            <text:p>0.01991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45" table:style-name="ce1">
            <text:p>745</text:p>
          </table:table-cell>
          <table:table-cell office:value-type="float" office:value="680" table:style-name="ce1">
            <text:p>680</text:p>
          </table:table-cell>
          <table:table-cell office:value-type="float" office:value="370" table:style-name="ce1">
            <text:p>370</text:p>
          </table:table-cell>
          <table:table-cell office:value-type="float" office:value="50923.144530999998" table:style-name="ce1">
            <text:p>50923.14453</text:p>
          </table:table-cell>
          <table:table-cell office:value-type="float" office:value="7.2659999999999999E-3" table:style-name="ce1">
            <text:p>0.007266</text:p>
          </table:table-cell>
          <table:table-cell table:number-columns-repeated="1634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BT -L 0.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53" table:style-name="ce1">
            <text:p>1353</text:p>
          </table:table-cell>
          <table:table-cell office:value-type="float" office:value="1074" table:style-name="ce1">
            <text:p>1074</text:p>
          </table:table-cell>
          <table:table-cell office:value-type="float" office:value="550" table:style-name="ce1">
            <text:p>550</text:p>
          </table:table-cell>
          <table:table-cell office:value-type="float" office:value="50608.726562000003" table:style-name="ce1">
            <text:p>50608.72656</text:p>
          </table:table-cell>
          <table:table-cell office:value-type="float" office:value="1.0867999999999999E-2" table:style-name="ce1">
            <text:p>0.010868</text:p>
          </table:table-cell>
          <table:table-cell table:style-name="ce1"/>
          <table:table-cell office:value-type="string" table:style-name="ce1">
            <text:p>GBN -L 0.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8" table:style-name="ce1">
            <text:p>3258</text:p>
          </table:table-cell>
          <table:table-cell office:value-type="float" office:value="2597" table:style-name="ce1">
            <text:p>2597</text:p>
          </table:table-cell>
          <table:table-cell office:value-type="float" office:value="998" table:style-name="ce1">
            <text:p>998</text:p>
          </table:table-cell>
          <table:table-cell office:value-type="float" office:value="48852.613280999998" table:style-name="ce1">
            <text:p>48852.61328</text:p>
          </table:table-cell>
          <table:table-cell office:value-type="float" office:value="2.0428999999999999E-2" table:style-name="ce1">
            <text:p>0.020429</text:p>
          </table:table-cell>
          <table:table-cell table:style-name="ce1"/>
          <table:table-cell office:value-type="string" table:style-name="ce1">
            <text:p>SR -L 0.2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48" table:style-name="ce1">
            <text:p>1548</text:p>
          </table:table-cell>
          <table:table-cell office:value-type="float" office:value="1239" table:style-name="ce1">
            <text:p>1239</text:p>
          </table:table-cell>
          <table:table-cell office:value-type="float" office:value="643" table:style-name="ce1">
            <text:p>643</text:p>
          </table:table-cell>
          <table:table-cell office:value-type="float" office:value="49284.925780999998" table:style-name="ce1">
            <text:p>49284.92578</text:p>
          </table:table-cell>
          <table:table-cell office:value-type="float" office:value="1.3047E-2" table:style-name="ce1">
            <text:p>0.013047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0" table:style-name="ce1">
            <text:p>1310</text:p>
          </table:table-cell>
          <table:table-cell office:value-type="float" office:value="1029" table:style-name="ce1">
            <text:p>1029</text:p>
          </table:table-cell>
          <table:table-cell office:value-type="float" office:value="522" table:style-name="ce1">
            <text:p>522</text:p>
          </table:table-cell>
          <table:table-cell office:value-type="float" office:value="49591.824219000002" table:style-name="ce1">
            <text:p>49591.82422</text:p>
          </table:table-cell>
          <table:table-cell office:value-type="float" office:value="1.0526000000000001E-2" table:style-name="ce1">
            <text:p>0.01052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72" table:style-name="ce1">
            <text:p>3372</text:p>
          </table:table-cell>
          <table:table-cell office:value-type="float" office:value="2673" table:style-name="ce1">
            <text:p>2673</text:p>
          </table:table-cell>
          <table:table-cell office:value-type="float" office:value="993" table:style-name="ce1">
            <text:p>993</text:p>
          </table:table-cell>
          <table:table-cell office:value-type="float" office:value="49090.875" table:style-name="ce1">
            <text:p>49090.875</text:p>
          </table:table-cell>
          <table:table-cell office:value-type="float" office:value="2.0227999999999999E-2" table:style-name="ce1">
            <text:p>0.020228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72" table:style-name="ce1">
            <text:p>2472</text:p>
          </table:table-cell>
          <table:table-cell office:value-type="float" office:value="1976" table:style-name="ce1">
            <text:p>1976</text:p>
          </table:table-cell>
          <table:table-cell office:value-type="float" office:value="999" table:style-name="ce1">
            <text:p>999</text:p>
          </table:table-cell>
          <table:table-cell office:value-type="float" office:value="49029.429687999997" table:style-name="ce1">
            <text:p>49029.42969</text:p>
          </table:table-cell>
          <table:table-cell office:value-type="float" office:value="2.0375999999999998E-2" table:style-name="ce1">
            <text:p>0.020376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08" table:style-name="ce1">
            <text:p>1308</text:p>
          </table:table-cell>
          <table:table-cell office:value-type="float" office:value="1047" table:style-name="ce1">
            <text:p>1047</text:p>
          </table:table-cell>
          <table:table-cell office:value-type="float" office:value="542" table:style-name="ce1">
            <text:p>542</text:p>
          </table:table-cell>
          <table:table-cell office:value-type="float" office:value="49454.183594000002" table:style-name="ce1">
            <text:p>49454.18359</text:p>
          </table:table-cell>
          <table:table-cell office:value-type="float" office:value="1.0959999999999999E-2" table:style-name="ce1">
            <text:p>0.0109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563" table:style-name="ce1">
            <text:p>3563</text:p>
          </table:table-cell>
          <table:table-cell office:value-type="float" office:value="2839" table:style-name="ce1">
            <text:p>2839</text:p>
          </table:table-cell>
          <table:table-cell office:value-type="float" office:value="997" table:style-name="ce1">
            <text:p>997</text:p>
          </table:table-cell>
          <table:table-cell office:value-type="float" office:value="49095.421875" table:style-name="ce1">
            <text:p>49095.42188</text:p>
          </table:table-cell>
          <table:table-cell office:value-type="float" office:value="2.0306999999999999E-2" table:style-name="ce1">
            <text:p>0.02030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03" table:style-name="ce1">
            <text:p>1603</text:p>
          </table:table-cell>
          <table:table-cell office:value-type="float" office:value="1279" table:style-name="ce1">
            <text:p>1279</text:p>
          </table:table-cell>
          <table:table-cell office:value-type="float" office:value="638" table:style-name="ce1">
            <text:p>638</text:p>
          </table:table-cell>
          <table:table-cell office:value-type="float" office:value="49491.445312000003" table:style-name="ce1">
            <text:p>49491.44531</text:p>
          </table:table-cell>
          <table:table-cell office:value-type="float" office:value="1.2891E-2" table:style-name="ce1">
            <text:p>0.012891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26" table:style-name="ce1">
            <text:p>1326</text:p>
          </table:table-cell>
          <table:table-cell office:value-type="float" office:value="1059" table:style-name="ce1">
            <text:p>1059</text:p>
          </table:table-cell>
          <table:table-cell office:value-type="float" office:value="556" table:style-name="ce1">
            <text:p>556</text:p>
          </table:table-cell>
          <table:table-cell office:value-type="float" office:value="50799.9375" table:style-name="ce1">
            <text:p>50799.9375</text:p>
          </table:table-cell>
          <table:table-cell office:value-type="float" office:value="1.0945E-2" table:style-name="ce1">
            <text:p>0.01094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81" table:style-name="ce1">
            <text:p>3381</text:p>
          </table:table-cell>
          <table:table-cell office:value-type="float" office:value="2715" table:style-name="ce1">
            <text:p>2715</text:p>
          </table:table-cell>
          <table:table-cell office:value-type="float" office:value="998" table:style-name="ce1">
            <text:p>998</text:p>
          </table:table-cell>
          <table:table-cell office:value-type="float" office:value="48174.351562000003" table:style-name="ce1">
            <text:p>48174.35156</text:p>
          </table:table-cell>
          <table:table-cell office:value-type="float" office:value="2.0715999999999998E-2" table:style-name="ce1">
            <text:p>0.02071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63" table:style-name="ce1">
            <text:p>2463</text:p>
          </table:table-cell>
          <table:table-cell office:value-type="float" office:value="1984" table:style-name="ce1">
            <text:p>1984</text:p>
          </table:table-cell>
          <table:table-cell office:value-type="float" office:value="999" table:style-name="ce1">
            <text:p>999</text:p>
          </table:table-cell>
          <table:table-cell office:value-type="float" office:value="50340.089844000002" table:style-name="ce1">
            <text:p>50340.08984</text:p>
          </table:table-cell>
          <table:table-cell office:value-type="float" office:value="1.9845000000000002E-2" table:style-name="ce1">
            <text:p>0.019845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1" table:style-name="ce1">
            <text:p>1311</text:p>
          </table:table-cell>
          <table:table-cell office:value-type="float" office:value="1066" table:style-name="ce1">
            <text:p>1066</text:p>
          </table:table-cell>
          <table:table-cell office:value-type="float" office:value="576" table:style-name="ce1">
            <text:p>576</text:p>
          </table:table-cell>
          <table:table-cell office:value-type="float" office:value="51051.6875" table:style-name="ce1">
            <text:p>51051.6875</text:p>
          </table:table-cell>
          <table:table-cell office:value-type="float" office:value="1.1283E-2" table:style-name="ce1">
            <text:p>0.01128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129" table:style-name="ce1">
            <text:p>3129</text:p>
          </table:table-cell>
          <table:table-cell office:value-type="float" office:value="2532" table:style-name="ce1">
            <text:p>2532</text:p>
          </table:table-cell>
          <table:table-cell office:value-type="float" office:value="997" table:style-name="ce1">
            <text:p>997</text:p>
          </table:table-cell>
          <table:table-cell office:value-type="float" office:value="49917.707030999998" table:style-name="ce1">
            <text:p>49917.70703</text:p>
          </table:table-cell>
          <table:table-cell office:value-type="float" office:value="1.9973000000000001E-2" table:style-name="ce1">
            <text:p>0.019973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99" table:style-name="ce1">
            <text:p>2399</text:p>
          </table:table-cell>
          <table:table-cell office:value-type="float" office:value="1927" table:style-name="ce1">
            <text:p>1927</text:p>
          </table:table-cell>
          <table:table-cell office:value-type="float" office:value="999" table:style-name="ce1">
            <text:p>999</text:p>
          </table:table-cell>
          <table:table-cell office:value-type="float" office:value="50292.75" table:style-name="ce1">
            <text:p>50292.75</text:p>
          </table:table-cell>
          <table:table-cell office:value-type="float" office:value="1.9864E-2" table:style-name="ce1">
            <text:p>0.01986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06" table:style-name="ce1">
            <text:p>1306</text:p>
          </table:table-cell>
          <table:table-cell office:value-type="float" office:value="1060" table:style-name="ce1">
            <text:p>1060</text:p>
          </table:table-cell>
          <table:table-cell office:value-type="float" office:value="545" table:style-name="ce1">
            <text:p>545</text:p>
          </table:table-cell>
          <table:table-cell office:value-type="float" office:value="49327.957030999998" table:style-name="ce1">
            <text:p>49327.95703</text:p>
          </table:table-cell>
          <table:table-cell office:value-type="float" office:value="1.1049E-2" table:style-name="ce1">
            <text:p>0.01104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9" table:style-name="ce1">
            <text:p>3259</text:p>
          </table:table-cell>
          <table:table-cell office:value-type="float" office:value="2582" table:style-name="ce1">
            <text:p>2582</text:p>
          </table:table-cell>
          <table:table-cell office:value-type="float" office:value="998" table:style-name="ce1">
            <text:p>998</text:p>
          </table:table-cell>
          <table:table-cell office:value-type="float" office:value="49915.425780999998" table:style-name="ce1">
            <text:p>49915.42578</text:p>
          </table:table-cell>
          <table:table-cell office:value-type="float" office:value="1.9994000000000001E-2" table:style-name="ce1">
            <text:p>0.01999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37" table:style-name="ce1">
            <text:p>2437</text:p>
          </table:table-cell>
          <table:table-cell office:value-type="float" office:value="1933" table:style-name="ce1">
            <text:p>1933</text:p>
          </table:table-cell>
          <table:table-cell office:value-type="float" office:value="999" table:style-name="ce1">
            <text:p>999</text:p>
          </table:table-cell>
          <table:table-cell office:value-type="float" office:value="51355.421875" table:style-name="ce1">
            <text:p>51355.42188</text:p>
          </table:table-cell>
          <table:table-cell office:value-type="float" office:value="1.9453000000000002E-2" table:style-name="ce1">
            <text:p>0.01945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3" table:style-name="ce1">
            <text:p>1313</text:p>
          </table:table-cell>
          <table:table-cell office:value-type="float" office:value="1038" table:style-name="ce1">
            <text:p>1038</text:p>
          </table:table-cell>
          <table:table-cell office:value-type="float" office:value="533" table:style-name="ce1">
            <text:p>533</text:p>
          </table:table-cell>
          <table:table-cell office:value-type="float" office:value="49381.652344000002" table:style-name="ce1">
            <text:p>49381.65234</text:p>
          </table:table-cell>
          <table:table-cell office:value-type="float" office:value="1.0793000000000001E-2" table:style-name="ce1">
            <text:p>0.01079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53" table:style-name="ce1">
            <text:p>3353</text:p>
          </table:table-cell>
          <table:table-cell office:value-type="float" office:value="2716" table:style-name="ce1">
            <text:p>2716</text:p>
          </table:table-cell>
          <table:table-cell office:value-type="float" office:value="995" table:style-name="ce1">
            <text:p>995</text:p>
          </table:table-cell>
          <table:table-cell office:value-type="float" office:value="50234.292969000002" table:style-name="ce1">
            <text:p>50234.29297</text:p>
          </table:table-cell>
          <table:table-cell office:value-type="float" office:value="1.9807000000000002E-2" table:style-name="ce1">
            <text:p>0.01980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84" table:style-name="ce1">
            <text:p>2484</text:p>
          </table:table-cell>
          <table:table-cell office:value-type="float" office:value="1980" table:style-name="ce1">
            <text:p>1980</text:p>
          </table:table-cell>
          <table:table-cell office:value-type="float" office:value="998" table:style-name="ce1">
            <text:p>998</text:p>
          </table:table-cell>
          <table:table-cell office:value-type="float" office:value="49181.957030999998" table:style-name="ce1">
            <text:p>49181.95703</text:p>
          </table:table-cell>
          <table:table-cell office:value-type="float" office:value="2.0292000000000001E-2" table:style-name="ce1">
            <text:p>0.020292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13" table:style-name="ce1">
            <text:p>1313</text:p>
          </table:table-cell>
          <table:table-cell office:value-type="float" office:value="1065" table:style-name="ce1">
            <text:p>1065</text:p>
          </table:table-cell>
          <table:table-cell office:value-type="float" office:value="543" table:style-name="ce1">
            <text:p>543</text:p>
          </table:table-cell>
          <table:table-cell office:value-type="float" office:value="50129.851562000003" table:style-name="ce1">
            <text:p>50129.85156</text:p>
          </table:table-cell>
          <table:table-cell office:value-type="float" office:value="1.0832E-2" table:style-name="ce1">
            <text:p>0.010832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56" table:style-name="ce1">
            <text:p>3256</text:p>
          </table:table-cell>
          <table:table-cell office:value-type="float" office:value="2638" table:style-name="ce1">
            <text:p>2638</text:p>
          </table:table-cell>
          <table:table-cell office:value-type="float" office:value="996" table:style-name="ce1">
            <text:p>996</text:p>
          </table:table-cell>
          <table:table-cell office:value-type="float" office:value="50081.167969000002" table:style-name="ce1">
            <text:p>50081.16797</text:p>
          </table:table-cell>
          <table:table-cell office:value-type="float" office:value="1.9887999999999999E-2" table:style-name="ce1">
            <text:p>0.01988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61" table:style-name="ce1">
            <text:p>2361</text:p>
          </table:table-cell>
          <table:table-cell office:value-type="float" office:value="1909" table:style-name="ce1">
            <text:p>1909</text:p>
          </table:table-cell>
          <table:table-cell office:value-type="float" office:value="999" table:style-name="ce1">
            <text:p>999</text:p>
          </table:table-cell>
          <table:table-cell office:value-type="float" office:value="51181.753905999998" table:style-name="ce1">
            <text:p>51181.75391</text:p>
          </table:table-cell>
          <table:table-cell office:value-type="float" office:value="1.9519000000000002E-2" table:style-name="ce1">
            <text:p>0.019519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26" table:style-name="ce1">
            <text:p>1326</text:p>
          </table:table-cell>
          <table:table-cell office:value-type="float" office:value="1052" table:style-name="ce1">
            <text:p>1052</text:p>
          </table:table-cell>
          <table:table-cell office:value-type="float" office:value="547" table:style-name="ce1">
            <text:p>547</text:p>
          </table:table-cell>
          <table:table-cell office:value-type="float" office:value="50549.277344000002" table:style-name="ce1">
            <text:p>50549.27734</text:p>
          </table:table-cell>
          <table:table-cell office:value-type="float" office:value="1.0821000000000001E-2" table:style-name="ce1">
            <text:p>0.0108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424" table:style-name="ce1">
            <text:p>3424</text:p>
          </table:table-cell>
          <table:table-cell office:value-type="float" office:value="2702" table:style-name="ce1">
            <text:p>2702</text:p>
          </table:table-cell>
          <table:table-cell office:value-type="float" office:value="998" table:style-name="ce1">
            <text:p>998</text:p>
          </table:table-cell>
          <table:table-cell office:value-type="float" office:value="48312.039062000003" table:style-name="ce1">
            <text:p>48312.03906</text:p>
          </table:table-cell>
          <table:table-cell office:value-type="float" office:value="2.0656999999999998E-2" table:style-name="ce1">
            <text:p>0.020657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570" table:style-name="ce1">
            <text:p>2570</text:p>
          </table:table-cell>
          <table:table-cell office:value-type="float" office:value="2034" table:style-name="ce1">
            <text:p>2034</text:p>
          </table:table-cell>
          <table:table-cell office:value-type="float" office:value="999" table:style-name="ce1">
            <text:p>999</text:p>
          </table:table-cell>
          <table:table-cell office:value-type="float" office:value="49048.558594000002" table:style-name="ce1">
            <text:p>49048.55859</text:p>
          </table:table-cell>
          <table:table-cell office:value-type="float" office:value="2.0368000000000001E-2" table:style-name="ce1">
            <text:p>0.020368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56" table:style-name="ce1">
            <text:p>1356</text:p>
          </table:table-cell>
          <table:table-cell office:value-type="float" office:value="1070" table:style-name="ce1">
            <text:p>1070</text:p>
          </table:table-cell>
          <table:table-cell office:value-type="float" office:value="533" table:style-name="ce1">
            <text:p>533</text:p>
          </table:table-cell>
          <table:table-cell office:value-type="float" office:value="50293.203125" table:style-name="ce1">
            <text:p>50293.20313</text:p>
          </table:table-cell>
          <table:table-cell office:value-type="float" office:value="1.0598E-2" table:style-name="ce1">
            <text:p>0.010598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245" table:style-name="ce1">
            <text:p>3245</text:p>
          </table:table-cell>
          <table:table-cell office:value-type="float" office:value="2627" table:style-name="ce1">
            <text:p>2627</text:p>
          </table:table-cell>
          <table:table-cell office:value-type="float" office:value="997" table:style-name="ce1">
            <text:p>997</text:p>
          </table:table-cell>
          <table:table-cell office:value-type="float" office:value="48204.265625" table:style-name="ce1">
            <text:p>48204.26563</text:p>
          </table:table-cell>
          <table:table-cell office:value-type="float" office:value="2.0683E-2" table:style-name="ce1">
            <text:p>0.02068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403" table:style-name="ce1">
            <text:p>2403</text:p>
          </table:table-cell>
          <table:table-cell office:value-type="float" office:value="1911" table:style-name="ce1">
            <text:p>1911</text:p>
          </table:table-cell>
          <table:table-cell office:value-type="float" office:value="998" table:style-name="ce1">
            <text:p>998</text:p>
          </table:table-cell>
          <table:table-cell office:value-type="float" office:value="49857.546875" table:style-name="ce1">
            <text:p>49857.54688</text:p>
          </table:table-cell>
          <table:table-cell office:value-type="float" office:value="2.0017E-2" table:style-name="ce1">
            <text:p>0.020017</text:p>
          </table:table-cell>
          <table:table-cell table:number-columns-repeated="1634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ABT -L 0.4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67" table:style-name="ce1">
            <text:p>1467</text:p>
          </table:table-cell>
          <table:table-cell office:value-type="float" office:value="876" table:style-name="ce1">
            <text:p>876</text:p>
          </table:table-cell>
          <table:table-cell office:value-type="float" office:value="347" table:style-name="ce1">
            <text:p>347</text:p>
          </table:table-cell>
          <table:table-cell office:value-type="float" office:value="50800.269530999998" table:style-name="ce1">
            <text:p>50800.26953</text:p>
          </table:table-cell>
          <table:table-cell office:value-type="float" office:value="6.8310000000000003E-3" table:style-name="ce1">
            <text:p>0.006831</text:p>
          </table:table-cell>
          <table:table-cell table:style-name="ce1"/>
          <table:table-cell office:value-type="string" table:style-name="ce1">
            <text:p>GBN -L 0.4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9100" table:style-name="ce1">
            <text:p>9100</text:p>
          </table:table-cell>
          <table:table-cell office:value-type="float" office:value="5410" table:style-name="ce1">
            <text:p>5410</text:p>
          </table:table-cell>
          <table:table-cell office:value-type="float" office:value="997" table:style-name="ce1">
            <text:p>997</text:p>
          </table:table-cell>
          <table:table-cell office:value-type="float" office:value="49389.289062000003" table:style-name="ce1">
            <text:p>49389.28906</text:p>
          </table:table-cell>
          <table:table-cell office:value-type="float" office:value="2.0187E-2" table:style-name="ce1">
            <text:p>0.020187</text:p>
          </table:table-cell>
          <table:table-cell table:style-name="ce1"/>
          <table:table-cell office:value-type="string" table:style-name="ce1">
            <text:p>SR -L 0.4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38" table:style-name="ce1">
            <text:p>538</text:p>
          </table:table-cell>
          <table:table-cell office:value-type="float" office:value="329" table:style-name="ce1">
            <text:p>329</text:p>
          </table:table-cell>
          <table:table-cell office:value-type="float" office:value="113" table:style-name="ce1">
            <text:p>113</text:p>
          </table:table-cell>
          <table:table-cell office:value-type="float" office:value="51609.585937999997" table:style-name="ce1">
            <text:p>51609.58594</text:p>
          </table:table-cell>
          <table:table-cell office:value-type="float" office:value="2.1900000000000001E-3" table:style-name="ce1">
            <text:p>0.00219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75" table:style-name="ce1">
            <text:p>1475</text:p>
          </table:table-cell>
          <table:table-cell office:value-type="float" office:value="877" table:style-name="ce1">
            <text:p>877</text:p>
          </table:table-cell>
          <table:table-cell office:value-type="float" office:value="320" table:style-name="ce1">
            <text:p>320</text:p>
          </table:table-cell>
          <table:table-cell office:value-type="float" office:value="50334.4375" table:style-name="ce1">
            <text:p>50334.4375</text:p>
          </table:table-cell>
          <table:table-cell office:value-type="float" office:value="6.3569999999999998E-3" table:style-name="ce1">
            <text:p>0.00635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8165" table:style-name="ce1">
            <text:p>8165</text:p>
          </table:table-cell>
          <table:table-cell office:value-type="float" office:value="4889" table:style-name="ce1">
            <text:p>4889</text:p>
          </table:table-cell>
          <table:table-cell office:value-type="float" office:value="997" table:style-name="ce1">
            <text:p>997</text:p>
          </table:table-cell>
          <table:table-cell office:value-type="float" office:value="49551.09375" table:style-name="ce1">
            <text:p>49551.09375</text:p>
          </table:table-cell>
          <table:table-cell office:value-type="float" office:value="2.0121E-2" table:style-name="ce1">
            <text:p>0.02012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1" table:style-name="ce1">
            <text:p>191</text:p>
          </table:table-cell>
          <table:table-cell office:value-type="float" office:value="110" table:style-name="ce1">
            <text:p>110</text:p>
          </table:table-cell>
          <table:table-cell office:value-type="float" office:value="32" table:style-name="ce1">
            <text:p>32</text:p>
          </table:table-cell>
          <table:table-cell office:value-type="float" office:value="49317.066405999998" table:style-name="ce1">
            <text:p>49317.06641</text:p>
          </table:table-cell>
          <table:table-cell office:value-type="float" office:value="6.4899999999999995E-4" table:style-name="ce1">
            <text:p>0.000649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77" table:style-name="ce1">
            <text:p>1477</text:p>
          </table:table-cell>
          <table:table-cell office:value-type="float" office:value="879" table:style-name="ce1">
            <text:p>879</text:p>
          </table:table-cell>
          <table:table-cell office:value-type="float" office:value="346" table:style-name="ce1">
            <text:p>346</text:p>
          </table:table-cell>
          <table:table-cell office:value-type="float" office:value="50456.699219000002" table:style-name="ce1">
            <text:p>50456.69922</text:p>
          </table:table-cell>
          <table:table-cell office:value-type="float" office:value="6.8570000000000002E-3" table:style-name="ce1">
            <text:p>0.00685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133" table:style-name="ce1">
            <text:p>7133</text:p>
          </table:table-cell>
          <table:table-cell office:value-type="float" office:value="4206" table:style-name="ce1">
            <text:p>4206</text:p>
          </table:table-cell>
          <table:table-cell office:value-type="float" office:value="995" table:style-name="ce1">
            <text:p>995</text:p>
          </table:table-cell>
          <table:table-cell office:value-type="float" office:value="51457.644530999998" table:style-name="ce1">
            <text:p>51457.64453</text:p>
          </table:table-cell>
          <table:table-cell office:value-type="float" office:value="1.9335999999999999E-2" table:style-name="ce1">
            <text:p>0.01933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802" table:style-name="ce1">
            <text:p>802</text:p>
          </table:table-cell>
          <table:table-cell office:value-type="float" office:value="484" table:style-name="ce1">
            <text:p>484</text:p>
          </table:table-cell>
          <table:table-cell office:value-type="float" office:value="179" table:style-name="ce1">
            <text:p>179</text:p>
          </table:table-cell>
          <table:table-cell office:value-type="float" office:value="50940.238280999998" table:style-name="ce1">
            <text:p>50940.23828</text:p>
          </table:table-cell>
          <table:table-cell office:value-type="float" office:value="3.5140000000000002E-3" table:style-name="ce1">
            <text:p>0.00351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86" table:style-name="ce1">
            <text:p>1486</text:p>
          </table:table-cell>
          <table:table-cell office:value-type="float" office:value="902" table:style-name="ce1">
            <text:p>902</text:p>
          </table:table-cell>
          <table:table-cell office:value-type="float" office:value="364" table:style-name="ce1">
            <text:p>364</text:p>
          </table:table-cell>
          <table:table-cell office:value-type="float" office:value="51097.796875" table:style-name="ce1">
            <text:p>51097.79688</text:p>
          </table:table-cell>
          <table:table-cell office:value-type="float" office:value="7.1240000000000001E-3" table:style-name="ce1">
            <text:p>0.00712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882" table:style-name="ce1">
            <text:p>6882</text:p>
          </table:table-cell>
          <table:table-cell office:value-type="float" office:value="4097" table:style-name="ce1">
            <text:p>4097</text:p>
          </table:table-cell>
          <table:table-cell office:value-type="float" office:value="983" table:style-name="ce1">
            <text:p>983</text:p>
          </table:table-cell>
          <table:table-cell office:value-type="float" office:value="49263.527344000002" table:style-name="ce1">
            <text:p>49263.52734</text:p>
          </table:table-cell>
          <table:table-cell office:value-type="float" office:value="1.9954E-2" table:style-name="ce1">
            <text:p>0.01995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71" table:style-name="ce1">
            <text:p>171</text:p>
          </table:table-cell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51317.53125" table:style-name="ce1">
            <text:p>51317.53125</text:p>
          </table:table-cell>
          <table:table-cell office:value-type="float" office:value="6.4300000000000002E-4" table:style-name="ce1">
            <text:p>0.00064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14" table:style-name="ce1">
            <text:p>1414</text:p>
          </table:table-cell>
          <table:table-cell office:value-type="float" office:value="844" table:style-name="ce1">
            <text:p>844</text:p>
          </table:table-cell>
          <table:table-cell office:value-type="float" office:value="345" table:style-name="ce1">
            <text:p>345</text:p>
          </table:table-cell>
          <table:table-cell office:value-type="float" office:value="48690.226562000003" table:style-name="ce1">
            <text:p>48690.22656</text:p>
          </table:table-cell>
          <table:table-cell office:value-type="float" office:value="7.0860000000000003E-3" table:style-name="ce1">
            <text:p>0.00708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49" table:style-name="ce1">
            <text:p>7649</text:p>
          </table:table-cell>
          <table:table-cell office:value-type="float" office:value="4616" table:style-name="ce1">
            <text:p>4616</text:p>
          </table:table-cell>
          <table:table-cell office:value-type="float" office:value="991" table:style-name="ce1">
            <text:p>991</text:p>
          </table:table-cell>
          <table:table-cell office:value-type="float" office:value="48899.292969000002" table:style-name="ce1">
            <text:p>48899.29297</text:p>
          </table:table-cell>
          <table:table-cell office:value-type="float" office:value="2.0265999999999999E-2" table:style-name="ce1">
            <text:p>0.02026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09" table:style-name="ce1">
            <text:p>209</text:p>
          </table:table-cell>
          <table:table-cell office:value-type="float" office:value="124" table:style-name="ce1">
            <text:p>124</text:p>
          </table:table-cell>
          <table:table-cell office:value-type="float" office:value="43" table:style-name="ce1">
            <text:p>43</text:p>
          </table:table-cell>
          <table:table-cell office:value-type="float" office:value="50467.484375" table:style-name="ce1">
            <text:p>50467.48438</text:p>
          </table:table-cell>
          <table:table-cell office:value-type="float" office:value="8.52E-4" table:style-name="ce1">
            <text:p>0.000852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42" table:style-name="ce1">
            <text:p>1442</text:p>
          </table:table-cell>
          <table:table-cell office:value-type="float" office:value="873" table:style-name="ce1">
            <text:p>873</text:p>
          </table:table-cell>
          <table:table-cell office:value-type="float" office:value="342" table:style-name="ce1">
            <text:p>342</text:p>
          </table:table-cell>
          <table:table-cell office:value-type="float" office:value="50269.558594000002" table:style-name="ce1">
            <text:p>50269.55859</text:p>
          </table:table-cell>
          <table:table-cell office:value-type="float" office:value="6.803E-3" table:style-name="ce1">
            <text:p>0.006803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084" table:style-name="ce1">
            <text:p>6084</text:p>
          </table:table-cell>
          <table:table-cell office:value-type="float" office:value="3671" table:style-name="ce1">
            <text:p>3671</text:p>
          </table:table-cell>
          <table:table-cell office:value-type="float" office:value="997" table:style-name="ce1">
            <text:p>997</text:p>
          </table:table-cell>
          <table:table-cell office:value-type="float" office:value="49725.359375" table:style-name="ce1">
            <text:p>49725.35938</text:p>
          </table:table-cell>
          <table:table-cell office:value-type="float" office:value="2.0049999999999998E-2" table:style-name="ce1">
            <text:p>0.0200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2" table:style-name="ce1">
            <text:p>152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office:value-type="float" office:value="49766.820312000003" table:style-name="ce1">
            <text:p>49766.82031</text:p>
          </table:table-cell>
          <table:table-cell office:value-type="float" office:value="7.0299999999999996E-4" table:style-name="ce1">
            <text:p>0.00070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69" table:style-name="ce1">
            <text:p>1469</text:p>
          </table:table-cell>
          <table:table-cell office:value-type="float" office:value="890" table:style-name="ce1">
            <text:p>890</text:p>
          </table:table-cell>
          <table:table-cell office:value-type="float" office:value="324" table:style-name="ce1">
            <text:p>324</text:p>
          </table:table-cell>
          <table:table-cell office:value-type="float" office:value="49918.222655999998" table:style-name="ce1">
            <text:p>49918.22266</text:p>
          </table:table-cell>
          <table:table-cell office:value-type="float" office:value="6.4910000000000002E-3" table:style-name="ce1">
            <text:p>0.00649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926" table:style-name="ce1">
            <text:p>6926</text:p>
          </table:table-cell>
          <table:table-cell office:value-type="float" office:value="4223" table:style-name="ce1">
            <text:p>4223</text:p>
          </table:table-cell>
          <table:table-cell office:value-type="float" office:value="992" table:style-name="ce1">
            <text:p>992</text:p>
          </table:table-cell>
          <table:table-cell office:value-type="float" office:value="49276.519530999998" table:style-name="ce1">
            <text:p>49276.51953</text:p>
          </table:table-cell>
          <table:table-cell office:value-type="float" office:value="2.0131E-2" table:style-name="ce1">
            <text:p>0.020131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4" table:style-name="ce1">
            <text:p>64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49078.242187999997" table:style-name="ce1">
            <text:p>49078.24219</text:p>
          </table:table-cell>
          <table:table-cell office:value-type="float" office:value="3.4600000000000001E-4" table:style-name="ce1">
            <text:p>0.000346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61" table:style-name="ce1">
            <text:p>1461</text:p>
          </table:table-cell>
          <table:table-cell office:value-type="float" office:value="886" table:style-name="ce1">
            <text:p>886</text:p>
          </table:table-cell>
          <table:table-cell office:value-type="float" office:value="345" table:style-name="ce1">
            <text:p>345</text:p>
          </table:table-cell>
          <table:table-cell office:value-type="float" office:value="49980.496094000002" table:style-name="ce1">
            <text:p>49980.49609</text:p>
          </table:table-cell>
          <table:table-cell office:value-type="float" office:value="6.9030000000000003E-3" table:style-name="ce1">
            <text:p>0.00690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199" table:style-name="ce1">
            <text:p>6199</text:p>
          </table:table-cell>
          <table:table-cell office:value-type="float" office:value="3798" table:style-name="ce1">
            <text:p>3798</text:p>
          </table:table-cell>
          <table:table-cell office:value-type="float" office:value="997" table:style-name="ce1">
            <text:p>997</text:p>
          </table:table-cell>
          <table:table-cell office:value-type="float" office:value="50915.734375" table:style-name="ce1">
            <text:p>50915.73438</text:p>
          </table:table-cell>
          <table:table-cell office:value-type="float" office:value="1.9581000000000001E-2" table:style-name="ce1">
            <text:p>0.019581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687" table:style-name="ce1">
            <text:p>687</text:p>
          </table:table-cell>
          <table:table-cell office:value-type="float" office:value="423" table:style-name="ce1">
            <text:p>423</text:p>
          </table:table-cell>
          <table:table-cell office:value-type="float" office:value="155" table:style-name="ce1">
            <text:p>155</text:p>
          </table:table-cell>
          <table:table-cell office:value-type="float" office:value="50914.410155999998" table:style-name="ce1">
            <text:p>50914.41016</text:p>
          </table:table-cell>
          <table:table-cell office:value-type="float" office:value="3.0439999999999998E-3" table:style-name="ce1">
            <text:p>0.00304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68" table:style-name="ce1">
            <text:p>1468</text:p>
          </table:table-cell>
          <table:table-cell office:value-type="float" office:value="873" table:style-name="ce1">
            <text:p>873</text:p>
          </table:table-cell>
          <table:table-cell office:value-type="float" office:value="336" table:style-name="ce1">
            <text:p>336</text:p>
          </table:table-cell>
          <table:table-cell office:value-type="float" office:value="50052.039062000003" table:style-name="ce1">
            <text:p>50052.03906</text:p>
          </table:table-cell>
          <table:table-cell office:value-type="float" office:value="6.7130000000000002E-3" table:style-name="ce1">
            <text:p>0.006713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264" table:style-name="ce1">
            <text:p>7264</text:p>
          </table:table-cell>
          <table:table-cell office:value-type="float" office:value="4325" table:style-name="ce1">
            <text:p>4325</text:p>
          </table:table-cell>
          <table:table-cell office:value-type="float" office:value="989" table:style-name="ce1">
            <text:p>989</text:p>
          </table:table-cell>
          <table:table-cell office:value-type="float" office:value="49645.777344000002" table:style-name="ce1">
            <text:p>49645.77734</text:p>
          </table:table-cell>
          <table:table-cell office:value-type="float" office:value="1.9921000000000001E-2" table:style-name="ce1">
            <text:p>0.019921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68" table:style-name="ce1">
            <text:p>368</text:p>
          </table:table-cell>
          <table:table-cell office:value-type="float" office:value="205" table:style-name="ce1">
            <text:p>205</text:p>
          </table:table-cell>
          <table:table-cell office:value-type="float" office:value="70" table:style-name="ce1">
            <text:p>70</text:p>
          </table:table-cell>
          <table:table-cell office:value-type="float" office:value="49541.871094000002" table:style-name="ce1">
            <text:p>49541.87109</text:p>
          </table:table-cell>
          <table:table-cell office:value-type="float" office:value="1.413E-3" table:style-name="ce1">
            <text:p>0.00141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87" table:style-name="ce1">
            <text:p>1487</text:p>
          </table:table-cell>
          <table:table-cell office:value-type="float" office:value="887" table:style-name="ce1">
            <text:p>887</text:p>
          </table:table-cell>
          <table:table-cell office:value-type="float" office:value="333" table:style-name="ce1">
            <text:p>333</text:p>
          </table:table-cell>
          <table:table-cell office:value-type="float" office:value="49630.757812000003" table:style-name="ce1">
            <text:p>49630.75781</text:p>
          </table:table-cell>
          <table:table-cell office:value-type="float" office:value="6.7099999999999998E-3" table:style-name="ce1">
            <text:p>0.00671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489" table:style-name="ce1">
            <text:p>7489</text:p>
          </table:table-cell>
          <table:table-cell office:value-type="float" office:value="4530" table:style-name="ce1">
            <text:p>4530</text:p>
          </table:table-cell>
          <table:table-cell office:value-type="float" office:value="993" table:style-name="ce1">
            <text:p>993</text:p>
          </table:table-cell>
          <table:table-cell office:value-type="float" office:value="50485.847655999998" table:style-name="ce1">
            <text:p>50485.84766</text:p>
          </table:table-cell>
          <table:table-cell office:value-type="float" office:value="1.9668999999999999E-2" table:style-name="ce1">
            <text:p>0.01966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78" table:style-name="ce1">
            <text:p>478</text:p>
          </table:table-cell>
          <table:table-cell office:value-type="float" office:value="275" table:style-name="ce1">
            <text:p>275</text:p>
          </table:table-cell>
          <table:table-cell office:value-type="float" office:value="87" table:style-name="ce1">
            <text:p>87</text:p>
          </table:table-cell>
          <table:table-cell office:value-type="float" office:value="51058.371094000002" table:style-name="ce1">
            <text:p>51058.37109</text:p>
          </table:table-cell>
          <table:table-cell office:value-type="float" office:value="1.704E-3" table:style-name="ce1">
            <text:p>0.001704</text:p>
          </table:table-cell>
          <table:table-cell table:number-columns-repeated="1634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ABT -L 0.6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35" table:style-name="ce1">
            <text:p>1635</text:p>
          </table:table-cell>
          <table:table-cell office:value-type="float" office:value="677" table:style-name="ce1">
            <text:p>677</text:p>
          </table:table-cell>
          <table:table-cell office:value-type="float" office:value="181" table:style-name="ce1">
            <text:p>181</text:p>
          </table:table-cell>
          <table:table-cell office:value-type="float" office:value="52771.835937999997" table:style-name="ce1">
            <text:p>52771.83594</text:p>
          </table:table-cell>
          <table:table-cell office:value-type="float" office:value="3.4299999999999999E-3" table:style-name="ce1">
            <text:p>0.00343</text:p>
          </table:table-cell>
          <table:table-cell table:style-name="ce1"/>
          <table:table-cell office:value-type="string" table:style-name="ce1">
            <text:p>GBN -L 0.6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819" table:style-name="ce1">
            <text:p>12819</text:p>
          </table:table-cell>
          <table:table-cell office:value-type="float" office:value="5191" table:style-name="ce1">
            <text:p>5191</text:p>
          </table:table-cell>
          <table:table-cell office:value-type="float" office:value="674" table:style-name="ce1">
            <text:p>674</text:p>
          </table:table-cell>
          <table:table-cell office:value-type="float" office:value="47529.011719000002" table:style-name="ce1">
            <text:p>47529.01172</text:p>
          </table:table-cell>
          <table:table-cell office:value-type="float" office:value="1.4180999999999999E-2" table:style-name="ce1">
            <text:p>0.014181</text:p>
          </table:table-cell>
          <table:table-cell table:style-name="ce1"/>
          <table:table-cell office:value-type="string" table:style-name="ce1">
            <text:p>SR -L 0.6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6" table:style-name="ce1">
            <text:p>136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50951.40625" table:style-name="ce1">
            <text:p>50951.40625</text:p>
          </table:table-cell>
          <table:table-cell office:value-type="float" office:value="2.7500000000000002E-4" table:style-name="ce1">
            <text:p>0.000275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39" table:style-name="ce1">
            <text:p>1539</text:p>
          </table:table-cell>
          <table:table-cell office:value-type="float" office:value="633" table:style-name="ce1">
            <text:p>633</text:p>
          </table:table-cell>
          <table:table-cell office:value-type="float" office:value="167" table:style-name="ce1">
            <text:p>167</text:p>
          </table:table-cell>
          <table:table-cell office:value-type="float" office:value="48893.191405999998" table:style-name="ce1">
            <text:p>48893.19141</text:p>
          </table:table-cell>
          <table:table-cell office:value-type="float" office:value="3.4160000000000002E-3" table:style-name="ce1">
            <text:p>0.00341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990" table:style-name="ce1">
            <text:p>14990</text:p>
          </table:table-cell>
          <table:table-cell office:value-type="float" office:value="5919" table:style-name="ce1">
            <text:p>5919</text:p>
          </table:table-cell>
          <table:table-cell office:value-type="float" office:value="659" table:style-name="ce1">
            <text:p>659</text:p>
          </table:table-cell>
          <table:table-cell office:value-type="float" office:value="50199.980469000002" table:style-name="ce1">
            <text:p>50199.98047</text:p>
          </table:table-cell>
          <table:table-cell office:value-type="float" office:value="1.3127E-2" table:style-name="ce1">
            <text:p>0.013127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36" table:style-name="ce1">
            <text:p>236</text:p>
          </table:table-cell>
          <table:table-cell office:value-type="float" office:value="96" table:style-name="ce1">
            <text:p>96</text:p>
          </table:table-cell>
          <table:table-cell office:value-type="float" office:value="21" table:style-name="ce1">
            <text:p>21</text:p>
          </table:table-cell>
          <table:table-cell office:value-type="float" office:value="49259.082030999998" table:style-name="ce1">
            <text:p>49259.08203</text:p>
          </table:table-cell>
          <table:table-cell office:value-type="float" office:value="4.26E-4" table:style-name="ce1">
            <text:p>0.000426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27" table:style-name="ce1">
            <text:p>1627</text:p>
          </table:table-cell>
          <table:table-cell office:value-type="float" office:value="650" table:style-name="ce1">
            <text:p>650</text:p>
          </table:table-cell>
          <table:table-cell office:value-type="float" office:value="160" table:style-name="ce1">
            <text:p>160</text:p>
          </table:table-cell>
          <table:table-cell office:value-type="float" office:value="50895.144530999998" table:style-name="ce1">
            <text:p>50895.14453</text:p>
          </table:table-cell>
          <table:table-cell office:value-type="float" office:value="3.1440000000000001E-3" table:style-name="ce1">
            <text:p>0.00314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744" table:style-name="ce1">
            <text:p>14744</text:p>
          </table:table-cell>
          <table:table-cell office:value-type="float" office:value="5938" table:style-name="ce1">
            <text:p>5938</text:p>
          </table:table-cell>
          <table:table-cell office:value-type="float" office:value="691" table:style-name="ce1">
            <text:p>691</text:p>
          </table:table-cell>
          <table:table-cell office:value-type="float" office:value="49670.539062000003" table:style-name="ce1">
            <text:p>49670.53906</text:p>
          </table:table-cell>
          <table:table-cell office:value-type="float" office:value="1.3912000000000001E-2" table:style-name="ce1">
            <text:p>0.0139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21" table:style-name="ce1">
            <text:p>221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50504.039062000003" table:style-name="ce1">
            <text:p>50504.03906</text:p>
          </table:table-cell>
          <table:table-cell office:value-type="float" office:value="2.7700000000000001E-4" table:style-name="ce1">
            <text:p>0.000277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59" table:style-name="ce1">
            <text:p>1559</text:p>
          </table:table-cell>
          <table:table-cell office:value-type="float" office:value="639" table:style-name="ce1">
            <text:p>639</text:p>
          </table:table-cell>
          <table:table-cell office:value-type="float" office:value="173" table:style-name="ce1">
            <text:p>173</text:p>
          </table:table-cell>
          <table:table-cell office:value-type="float" office:value="48937.234375" table:style-name="ce1">
            <text:p>48937.23438</text:p>
          </table:table-cell>
          <table:table-cell office:value-type="float" office:value="3.5349999999999999E-3" table:style-name="ce1">
            <text:p>0.00353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341" table:style-name="ce1">
            <text:p>14341</text:p>
          </table:table-cell>
          <table:table-cell office:value-type="float" office:value="5801" table:style-name="ce1">
            <text:p>5801</text:p>
          </table:table-cell>
          <table:table-cell office:value-type="float" office:value="682" table:style-name="ce1">
            <text:p>682</text:p>
          </table:table-cell>
          <table:table-cell office:value-type="float" office:value="48554.75" table:style-name="ce1">
            <text:p>48554.75</text:p>
          </table:table-cell>
          <table:table-cell office:value-type="float" office:value="1.4045999999999999E-2" table:style-name="ce1">
            <text:p>0.01404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0" table:style-name="ce1">
            <text:p>190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office:value-type="float" office:value="50237.402344000002" table:style-name="ce1">
            <text:p>50237.40234</text:p>
          </table:table-cell>
          <table:table-cell office:value-type="float" office:value="1.9900000000000001E-4" table:style-name="ce1">
            <text:p>0.000199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33" table:style-name="ce1">
            <text:p>1533</text:p>
          </table:table-cell>
          <table:table-cell office:value-type="float" office:value="651" table:style-name="ce1">
            <text:p>651</text:p>
          </table:table-cell>
          <table:table-cell office:value-type="float" office:value="191" table:style-name="ce1">
            <text:p>191</text:p>
          </table:table-cell>
          <table:table-cell office:value-type="float" office:value="48781.6875" table:style-name="ce1">
            <text:p>48781.6875</text:p>
          </table:table-cell>
          <table:table-cell office:value-type="float" office:value="3.9150000000000001E-3" table:style-name="ce1">
            <text:p>0.00391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033" table:style-name="ce1">
            <text:p>13033</text:p>
          </table:table-cell>
          <table:table-cell office:value-type="float" office:value="5199" table:style-name="ce1">
            <text:p>5199</text:p>
          </table:table-cell>
          <table:table-cell office:value-type="float" office:value="622" table:style-name="ce1">
            <text:p>622</text:p>
          </table:table-cell>
          <table:table-cell office:value-type="float" office:value="48680.496094000002" table:style-name="ce1">
            <text:p>48680.49609</text:p>
          </table:table-cell>
          <table:table-cell office:value-type="float" office:value="1.2777E-2" table:style-name="ce1">
            <text:p>0.012777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8" table:style-name="ce1">
            <text:p>128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49412.195312000003" table:style-name="ce1">
            <text:p>49412.19531</text:p>
          </table:table-cell>
          <table:table-cell office:value-type="float" office:value="2.43E-4" table:style-name="ce1">
            <text:p>0.00024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54" table:style-name="ce1">
            <text:p>1554</text:p>
          </table:table-cell>
          <table:table-cell office:value-type="float" office:value="622" table:style-name="ce1">
            <text:p>622</text:p>
          </table:table-cell>
          <table:table-cell office:value-type="float" office:value="177" table:style-name="ce1">
            <text:p>177</text:p>
          </table:table-cell>
          <table:table-cell office:value-type="float" office:value="49994.863280999998" table:style-name="ce1">
            <text:p>49994.86328</text:p>
          </table:table-cell>
          <table:table-cell office:value-type="float" office:value="3.5400000000000002E-3" table:style-name="ce1">
            <text:p>0.00354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629" table:style-name="ce1">
            <text:p>13629</text:p>
          </table:table-cell>
          <table:table-cell office:value-type="float" office:value="5458" table:style-name="ce1">
            <text:p>5458</text:p>
          </table:table-cell>
          <table:table-cell office:value-type="float" office:value="707" table:style-name="ce1">
            <text:p>707</text:p>
          </table:table-cell>
          <table:table-cell office:value-type="float" office:value="50829.238280999998" table:style-name="ce1">
            <text:p>50829.23828</text:p>
          </table:table-cell>
          <table:table-cell office:value-type="float" office:value="1.3908999999999999E-2" table:style-name="ce1">
            <text:p>0.013909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94" table:style-name="ce1">
            <text:p>94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49894.308594000002" table:style-name="ce1">
            <text:p>49894.30859</text:p>
          </table:table-cell>
          <table:table-cell office:value-type="float" office:value="2.81E-4" table:style-name="ce1">
            <text:p>0.000281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50" table:style-name="ce1">
            <text:p>1550</text:p>
          </table:table-cell>
          <table:table-cell office:value-type="float" office:value="605" table:style-name="ce1">
            <text:p>605</text:p>
          </table:table-cell>
          <table:table-cell office:value-type="float" office:value="161" table:style-name="ce1">
            <text:p>161</text:p>
          </table:table-cell>
          <table:table-cell office:value-type="float" office:value="49038.753905999998" table:style-name="ce1">
            <text:p>49038.75391</text:p>
          </table:table-cell>
          <table:table-cell office:value-type="float" office:value="3.2829999999999999E-3" table:style-name="ce1">
            <text:p>0.00328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355" table:style-name="ce1">
            <text:p>13355</text:p>
          </table:table-cell>
          <table:table-cell office:value-type="float" office:value="5312" table:style-name="ce1">
            <text:p>5312</text:p>
          </table:table-cell>
          <table:table-cell office:value-type="float" office:value="690" table:style-name="ce1">
            <text:p>690</text:p>
          </table:table-cell>
          <table:table-cell office:value-type="float" office:value="49823.515625" table:style-name="ce1">
            <text:p>49823.51563</text:p>
          </table:table-cell>
          <table:table-cell office:value-type="float" office:value="1.3849E-2" table:style-name="ce1">
            <text:p>0.013849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9" table:style-name="ce1">
            <text:p>149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office:value-type="float" office:value="48991.820312000003" table:style-name="ce1">
            <text:p>48991.82031</text:p>
          </table:table-cell>
          <table:table-cell office:value-type="float" office:value="2.6499999999999999E-4" table:style-name="ce1">
            <text:p>0.000265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67" table:style-name="ce1">
            <text:p>1567</text:p>
          </table:table-cell>
          <table:table-cell office:value-type="float" office:value="633" table:style-name="ce1">
            <text:p>633</text:p>
          </table:table-cell>
          <table:table-cell office:value-type="float" office:value="166" table:style-name="ce1">
            <text:p>166</text:p>
          </table:table-cell>
          <table:table-cell office:value-type="float" office:value="49560.5" table:style-name="ce1">
            <text:p>49560.5</text:p>
          </table:table-cell>
          <table:table-cell office:value-type="float" office:value="3.349E-3" table:style-name="ce1">
            <text:p>0.003349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2778" table:style-name="ce1">
            <text:p>12778</text:p>
          </table:table-cell>
          <table:table-cell office:value-type="float" office:value="5094" table:style-name="ce1">
            <text:p>5094</text:p>
          </table:table-cell>
          <table:table-cell office:value-type="float" office:value="662" table:style-name="ce1">
            <text:p>662</text:p>
          </table:table-cell>
          <table:table-cell office:value-type="float" office:value="47718.753905999998" table:style-name="ce1">
            <text:p>47718.75391</text:p>
          </table:table-cell>
          <table:table-cell office:value-type="float" office:value="1.3873E-2" table:style-name="ce1">
            <text:p>0.01387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49738.242187999997" table:style-name="ce1">
            <text:p>49738.24219</text:p>
          </table:table-cell>
          <table:table-cell office:value-type="float" office:value="2.2100000000000001E-4" table:style-name="ce1">
            <text:p>0.000221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66" table:style-name="ce1">
            <text:p>1566</text:p>
          </table:table-cell>
          <table:table-cell office:value-type="float" office:value="621" table:style-name="ce1">
            <text:p>621</text:p>
          </table:table-cell>
          <table:table-cell office:value-type="float" office:value="162" table:style-name="ce1">
            <text:p>162</text:p>
          </table:table-cell>
          <table:table-cell office:value-type="float" office:value="49704.597655999998" table:style-name="ce1">
            <text:p>49704.59766</text:p>
          </table:table-cell>
          <table:table-cell office:value-type="float" office:value="3.2590000000000002E-3" table:style-name="ce1">
            <text:p>0.00325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3224" table:style-name="ce1">
            <text:p>13224</text:p>
          </table:table-cell>
          <table:table-cell office:value-type="float" office:value="5201" table:style-name="ce1">
            <text:p>5201</text:p>
          </table:table-cell>
          <table:table-cell office:value-type="float" office:value="649" table:style-name="ce1">
            <text:p>649</text:p>
          </table:table-cell>
          <table:table-cell office:value-type="float" office:value="49450.847655999998" table:style-name="ce1">
            <text:p>49450.84766</text:p>
          </table:table-cell>
          <table:table-cell office:value-type="float" office:value="1.3124E-2" table:style-name="ce1">
            <text:p>0.01312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96" table:style-name="ce1">
            <text:p>196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office:value-type="float" office:value="48441.21875" table:style-name="ce1">
            <text:p>48441.21875</text:p>
          </table:table-cell>
          <table:table-cell office:value-type="float" office:value="4.5399999999999998E-4" table:style-name="ce1">
            <text:p>0.00045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99" table:style-name="ce1">
            <text:p>1599</text:p>
          </table:table-cell>
          <table:table-cell office:value-type="float" office:value="627" table:style-name="ce1">
            <text:p>627</text:p>
          </table:table-cell>
          <table:table-cell office:value-type="float" office:value="164" table:style-name="ce1">
            <text:p>164</text:p>
          </table:table-cell>
          <table:table-cell office:value-type="float" office:value="50206.757812000003" table:style-name="ce1">
            <text:p>50206.75781</text:p>
          </table:table-cell>
          <table:table-cell office:value-type="float" office:value="3.2659999999999998E-3" table:style-name="ce1">
            <text:p>0.00326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257" table:style-name="ce1">
            <text:p>15257</text:p>
          </table:table-cell>
          <table:table-cell office:value-type="float" office:value="6125" table:style-name="ce1">
            <text:p>6125</text:p>
          </table:table-cell>
          <table:table-cell office:value-type="float" office:value="710" table:style-name="ce1">
            <text:p>710</text:p>
          </table:table-cell>
          <table:table-cell office:value-type="float" office:value="51453.890625" table:style-name="ce1">
            <text:p>51453.89063</text:p>
          </table:table-cell>
          <table:table-cell office:value-type="float" office:value="1.3799000000000001E-2" table:style-name="ce1">
            <text:p>0.01379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7" table:style-name="ce1">
            <text:p>167</text:p>
          </table:table-cell>
          <table:table-cell office:value-type="float" office:value="52" table:style-name="ce1">
            <text:p>52</text:p>
          </table:table-cell>
          <table:table-cell office:value-type="float" office:value="11" table:style-name="ce1">
            <text:p>11</text:p>
          </table:table-cell>
          <table:table-cell office:value-type="float" office:value="50406.710937999997" table:style-name="ce1">
            <text:p>50406.71094</text:p>
          </table:table-cell>
          <table:table-cell office:value-type="float" office:value="2.1800000000000001E-4" table:style-name="ce1">
            <text:p>0.000218</text:p>
          </table:table-cell>
          <table:table-cell table:number-columns-repeated="1634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ABT -L 0.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700" table:style-name="ce1">
            <text:p>1700</text:p>
          </table:table-cell>
          <table:table-cell office:value-type="float" office:value="343" table:style-name="ce1">
            <text:p>343</text:p>
          </table:table-cell>
          <table:table-cell office:value-type="float" office:value="41" table:style-name="ce1">
            <text:p>41</text:p>
          </table:table-cell>
          <table:table-cell office:value-type="float" office:value="51819.507812000003" table:style-name="ce1">
            <text:p>51819.50781</text:p>
          </table:table-cell>
          <table:table-cell office:value-type="float" office:value="7.9100000000000004E-4" table:style-name="ce1">
            <text:p>0.000791</text:p>
          </table:table-cell>
          <table:table-cell table:style-name="ce1"/>
          <table:table-cell office:value-type="string" table:style-name="ce1">
            <text:p>GBN -L 0.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734" table:style-name="ce1">
            <text:p>15734</text:p>
          </table:table-cell>
          <table:table-cell office:value-type="float" office:value="3156" table:style-name="ce1">
            <text:p>3156</text:p>
          </table:table-cell>
          <table:table-cell office:value-type="float" office:value="317" table:style-name="ce1">
            <text:p>317</text:p>
          </table:table-cell>
          <table:table-cell office:value-type="float" office:value="49322.785155999998" table:style-name="ce1">
            <text:p>49322.78516</text:p>
          </table:table-cell>
          <table:table-cell office:value-type="float" office:value="6.4270000000000004E-3" table:style-name="ce1">
            <text:p>0.006427</text:p>
          </table:table-cell>
          <table:table-cell table:style-name="ce1"/>
          <table:table-cell office:value-type="string" table:style-name="ce1">
            <text:p>SR -L 0.8</text:p>
          </table:table-cell>
          <table:table-cell office:value-type="float" office:value="1" table:style-name="ce1">
            <text:p>1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37" table:style-name="ce1">
            <text:p>537</text:p>
          </table:table-cell>
          <table:table-cell office:value-type="float" office:value="97" table:style-name="ce1">
            <text:p>97</text:p>
          </table:table-cell>
          <table:table-cell office:value-type="float" office:value="12" table:style-name="ce1">
            <text:p>12</text:p>
          </table:table-cell>
          <table:table-cell office:value-type="float" office:value="50908.226562000003" table:style-name="ce1">
            <text:p>50908.22656</text:p>
          </table:table-cell>
          <table:table-cell office:value-type="float" office:value="2.3599999999999999E-4" table:style-name="ce1">
            <text:p>0.000236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78" table:style-name="ce1">
            <text:p>1678</text:p>
          </table:table-cell>
          <table:table-cell office:value-type="float" office:value="324" table:style-name="ce1">
            <text:p>324</text:p>
          </table:table-cell>
          <table:table-cell office:value-type="float" office:value="49" table:style-name="ce1">
            <text:p>49</text:p>
          </table:table-cell>
          <table:table-cell office:value-type="float" office:value="51344.019530999998" table:style-name="ce1">
            <text:p>51344.01953</text:p>
          </table:table-cell>
          <table:table-cell office:value-type="float" office:value="9.5399999999999999E-4" table:style-name="ce1">
            <text:p>0.00095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071" table:style-name="ce1">
            <text:p>16071</text:p>
          </table:table-cell>
          <table:table-cell office:value-type="float" office:value="3203" table:style-name="ce1">
            <text:p>3203</text:p>
          </table:table-cell>
          <table:table-cell office:value-type="float" office:value="313" table:style-name="ce1">
            <text:p>313</text:p>
          </table:table-cell>
          <table:table-cell office:value-type="float" office:value="50139.140625" table:style-name="ce1">
            <text:p>50139.14063</text:p>
          </table:table-cell>
          <table:table-cell office:value-type="float" office:value="6.2430000000000003E-3" table:style-name="ce1">
            <text:p>0.006243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2" table:style-name="ce1">
            <text:p>332</text:p>
          </table:table-cell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49247.375" table:style-name="ce1">
            <text:p>49247.375</text:p>
          </table:table-cell>
          <table:table-cell office:value-type="float" office:value="2.03E-4" table:style-name="ce1">
            <text:p>0.000203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86" table:style-name="ce1">
            <text:p>1686</text:p>
          </table:table-cell>
          <table:table-cell office:value-type="float" office:value="330" table:style-name="ce1">
            <text:p>330</text:p>
          </table:table-cell>
          <table:table-cell office:value-type="float" office:value="44" table:style-name="ce1">
            <text:p>44</text:p>
          </table:table-cell>
          <table:table-cell office:value-type="float" office:value="51434.65625" table:style-name="ce1">
            <text:p>51434.65625</text:p>
          </table:table-cell>
          <table:table-cell office:value-type="float" office:value="8.5499999999999997E-4" table:style-name="ce1">
            <text:p>0.00085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765" table:style-name="ce1">
            <text:p>15765</text:p>
          </table:table-cell>
          <table:table-cell office:value-type="float" office:value="3103" table:style-name="ce1">
            <text:p>3103</text:p>
          </table:table-cell>
          <table:table-cell office:value-type="float" office:value="294" table:style-name="ce1">
            <text:p>294</text:p>
          </table:table-cell>
          <table:table-cell office:value-type="float" office:value="49226.125" table:style-name="ce1">
            <text:p>49226.125</text:p>
          </table:table-cell>
          <table:table-cell office:value-type="float" office:value="5.9719999999999999E-3" table:style-name="ce1">
            <text:p>0.00597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75" table:style-name="ce1">
            <text:p>475</text:p>
          </table:table-cell>
          <table:table-cell office:value-type="float" office:value="100" table:style-name="ce1">
            <text:p>100</text:p>
          </table:table-cell>
          <table:table-cell office:value-type="float" office:value="10" table:style-name="ce1">
            <text:p>10</text:p>
          </table:table-cell>
          <table:table-cell office:value-type="float" office:value="50906.730469000002" table:style-name="ce1">
            <text:p>50906.73047</text:p>
          </table:table-cell>
          <table:table-cell office:value-type="float" office:value="1.9599999999999999E-4" table:style-name="ce1">
            <text:p>0.000196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51" table:style-name="ce1">
            <text:p>1651</text:p>
          </table:table-cell>
          <table:table-cell office:value-type="float" office:value="331" table:style-name="ce1">
            <text:p>331</text:p>
          </table:table-cell>
          <table:table-cell office:value-type="float" office:value="46" table:style-name="ce1">
            <text:p>46</text:p>
          </table:table-cell>
          <table:table-cell office:value-type="float" office:value="50168.734375" table:style-name="ce1">
            <text:p>50168.73438</text:p>
          </table:table-cell>
          <table:table-cell office:value-type="float" office:value="9.1699999999999995E-4" table:style-name="ce1">
            <text:p>0.000917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507" table:style-name="ce1">
            <text:p>15507</text:p>
          </table:table-cell>
          <table:table-cell office:value-type="float" office:value="3206" table:style-name="ce1">
            <text:p>3206</text:p>
          </table:table-cell>
          <table:table-cell office:value-type="float" office:value="358" table:style-name="ce1">
            <text:p>358</text:p>
          </table:table-cell>
          <table:table-cell office:value-type="float" office:value="51106.621094000002" table:style-name="ce1">
            <text:p>51106.62109</text:p>
          </table:table-cell>
          <table:table-cell office:value-type="float" office:value="7.0049999999999999E-3" table:style-name="ce1">
            <text:p>0.00700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501" table:style-name="ce1">
            <text:p>501</text:p>
          </table:table-cell>
          <table:table-cell office:value-type="float" office:value="109" table:style-name="ce1">
            <text:p>109</text:p>
          </table:table-cell>
          <table:table-cell office:value-type="float" office:value="10" table:style-name="ce1">
            <text:p>10</text:p>
          </table:table-cell>
          <table:table-cell office:value-type="float" office:value="51551.230469000002" table:style-name="ce1">
            <text:p>51551.23047</text:p>
          </table:table-cell>
          <table:table-cell office:value-type="float" office:value="1.94E-4" table:style-name="ce1">
            <text:p>0.000194</text:p>
          </table:table-cell>
          <table:table-cell table:number-columns-repeated="16346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63" table:style-name="ce1">
            <text:p>1663</text:p>
          </table:table-cell>
          <table:table-cell office:value-type="float" office:value="335" table:style-name="ce1">
            <text:p>335</text:p>
          </table:table-cell>
          <table:table-cell office:value-type="float" office:value="54" table:style-name="ce1">
            <text:p>54</text:p>
          </table:table-cell>
          <table:table-cell office:value-type="float" office:value="50529.246094000002" table:style-name="ce1">
            <text:p>50529.24609</text:p>
          </table:table-cell>
          <table:table-cell office:value-type="float" office:value="1.0690000000000001E-3" table:style-name="ce1">
            <text:p>0.001069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959" table:style-name="ce1">
            <text:p>15959</text:p>
          </table:table-cell>
          <table:table-cell office:value-type="float" office:value="3159" table:style-name="ce1">
            <text:p>3159</text:p>
          </table:table-cell>
          <table:table-cell office:value-type="float" office:value="314" table:style-name="ce1">
            <text:p>314</text:p>
          </table:table-cell>
          <table:table-cell office:value-type="float" office:value="49992.59375" table:style-name="ce1">
            <text:p>49992.59375</text:p>
          </table:table-cell>
          <table:table-cell office:value-type="float" office:value="6.2810000000000001E-3" table:style-name="ce1">
            <text:p>0.006281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30" table:style-name="ce1">
            <text:p>330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49514.644530999998" table:style-name="ce1">
            <text:p>49514.64453</text:p>
          </table:table-cell>
          <table:table-cell office:value-type="float" office:value="2.42E-4" table:style-name="ce1">
            <text:p>0.000242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43" table:style-name="ce1">
            <text:p>1643</text:p>
          </table:table-cell>
          <table:table-cell office:value-type="float" office:value="350" table:style-name="ce1">
            <text:p>350</text:p>
          </table:table-cell>
          <table:table-cell office:value-type="float" office:value="47" table:style-name="ce1">
            <text:p>47</text:p>
          </table:table-cell>
          <table:table-cell office:value-type="float" office:value="50249.804687999997" table:style-name="ce1">
            <text:p>50249.80469</text:p>
          </table:table-cell>
          <table:table-cell office:value-type="float" office:value="9.3499999999999996E-4" table:style-name="ce1">
            <text:p>0.00093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4372" table:style-name="ce1">
            <text:p>14372</text:p>
          </table:table-cell>
          <table:table-cell office:value-type="float" office:value="2956" table:style-name="ce1">
            <text:p>2956</text:p>
          </table:table-cell>
          <table:table-cell office:value-type="float" office:value="284" table:style-name="ce1">
            <text:p>284</text:p>
          </table:table-cell>
          <table:table-cell office:value-type="float" office:value="49946.804687999997" table:style-name="ce1">
            <text:p>49946.80469</text:p>
          </table:table-cell>
          <table:table-cell office:value-type="float" office:value="5.6860000000000001E-3" table:style-name="ce1">
            <text:p>0.00568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04" table:style-name="ce1">
            <text:p>304</text:p>
          </table:table-cell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float" office:value="49788.238280999998" table:style-name="ce1">
            <text:p>49788.23828</text:p>
          </table:table-cell>
          <table:table-cell office:value-type="float" office:value="3.01E-4" table:style-name="ce1">
            <text:p>0.000301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43" table:style-name="ce1">
            <text:p>1643</text:p>
          </table:table-cell>
          <table:table-cell office:value-type="float" office:value="322" table:style-name="ce1">
            <text:p>322</text:p>
          </table:table-cell>
          <table:table-cell office:value-type="float" office:value="40" table:style-name="ce1">
            <text:p>40</text:p>
          </table:table-cell>
          <table:table-cell office:value-type="float" office:value="49821.964844000002" table:style-name="ce1">
            <text:p>49821.96484</text:p>
          </table:table-cell>
          <table:table-cell office:value-type="float" office:value="8.03E-4" table:style-name="ce1">
            <text:p>0.00080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153" table:style-name="ce1">
            <text:p>16153</text:p>
          </table:table-cell>
          <table:table-cell office:value-type="float" office:value="3129" table:style-name="ce1">
            <text:p>3129</text:p>
          </table:table-cell>
          <table:table-cell office:value-type="float" office:value="287" table:style-name="ce1">
            <text:p>287</text:p>
          </table:table-cell>
          <table:table-cell office:value-type="float" office:value="50177.519530999998" table:style-name="ce1">
            <text:p>50177.51953</text:p>
          </table:table-cell>
          <table:table-cell office:value-type="float" office:value="5.7200000000000003E-3" table:style-name="ce1">
            <text:p>0.00572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89" table:style-name="ce1">
            <text:p>289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office:value-type="float" office:value="48376.757812000003" table:style-name="ce1">
            <text:p>48376.75781</text:p>
          </table:table-cell>
          <table:table-cell office:value-type="float" office:value="2.2699999999999999E-4" table:style-name="ce1">
            <text:p>0.000227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53" table:style-name="ce1">
            <text:p>1653</text:p>
          </table:table-cell>
          <table:table-cell office:value-type="float" office:value="347" table:style-name="ce1">
            <text:p>347</text:p>
          </table:table-cell>
          <table:table-cell office:value-type="float" office:value="49" table:style-name="ce1">
            <text:p>49</text:p>
          </table:table-cell>
          <table:table-cell office:value-type="float" office:value="50356.695312000003" table:style-name="ce1">
            <text:p>50356.69531</text:p>
          </table:table-cell>
          <table:table-cell office:value-type="float" office:value="9.7300000000000002E-4" table:style-name="ce1">
            <text:p>0.00097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491" table:style-name="ce1">
            <text:p>16491</text:p>
          </table:table-cell>
          <table:table-cell office:value-type="float" office:value="3366" table:style-name="ce1">
            <text:p>3366</text:p>
          </table:table-cell>
          <table:table-cell office:value-type="float" office:value="327" table:style-name="ce1">
            <text:p>327</text:p>
          </table:table-cell>
          <table:table-cell office:value-type="float" office:value="51694.746094000002" table:style-name="ce1">
            <text:p>51694.74609</text:p>
          </table:table-cell>
          <table:table-cell office:value-type="float" office:value="6.326E-3" table:style-name="ce1">
            <text:p>0.00632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300" table:style-name="ce1">
            <text:p>300</text:p>
          </table:table-cell>
          <table:table-cell office:value-type="float" office:value="65" table:style-name="ce1">
            <text:p>65</text:p>
          </table:table-cell>
          <table:table-cell office:value-type="float" office:value="10" table:style-name="ce1">
            <text:p>10</text:p>
          </table:table-cell>
          <table:table-cell office:value-type="float" office:value="50201.027344000002" table:style-name="ce1">
            <text:p>50201.02734</text:p>
          </table:table-cell>
          <table:table-cell office:value-type="float" office:value="1.9900000000000001E-4" table:style-name="ce1">
            <text:p>0.000199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22" table:style-name="ce1">
            <text:p>1622</text:p>
          </table:table-cell>
          <table:table-cell office:value-type="float" office:value="334" table:style-name="ce1">
            <text:p>334</text:p>
          </table:table-cell>
          <table:table-cell office:value-type="float" office:value="41" table:style-name="ce1">
            <text:p>41</text:p>
          </table:table-cell>
          <table:table-cell office:value-type="float" office:value="49014.289062000003" table:style-name="ce1">
            <text:p>49014.28906</text:p>
          </table:table-cell>
          <table:table-cell office:value-type="float" office:value="8.3600000000000005E-4" table:style-name="ce1">
            <text:p>0.000836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751" table:style-name="ce1">
            <text:p>15751</text:p>
          </table:table-cell>
          <table:table-cell office:value-type="float" office:value="3200" table:style-name="ce1">
            <text:p>3200</text:p>
          </table:table-cell>
          <table:table-cell office:value-type="float" office:value="288" table:style-name="ce1">
            <text:p>288</text:p>
          </table:table-cell>
          <table:table-cell office:value-type="float" office:value="49407.664062000003" table:style-name="ce1">
            <text:p>49407.66406</text:p>
          </table:table-cell>
          <table:table-cell office:value-type="float" office:value="5.829E-3" table:style-name="ce1">
            <text:p>0.00582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263" table:style-name="ce1">
            <text:p>263</text:p>
          </table:table-cell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47927.734375" table:style-name="ce1">
            <text:p>47927.73438</text:p>
          </table:table-cell>
          <table:table-cell office:value-type="float" office:value="2.5000000000000001E-4" table:style-name="ce1">
            <text:p>0.00025</text:p>
          </table:table-cell>
          <table:table-cell table:number-columns-repeated="16346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610" table:style-name="ce1">
            <text:p>1610</text:p>
          </table:table-cell>
          <table:table-cell office:value-type="float" office:value="337" table:style-name="ce1">
            <text:p>337</text:p>
          </table:table-cell>
          <table:table-cell office:value-type="float" office:value="48" table:style-name="ce1">
            <text:p>48</text:p>
          </table:table-cell>
          <table:table-cell office:value-type="float" office:value="48873.246094000002" table:style-name="ce1">
            <text:p>48873.24609</text:p>
          </table:table-cell>
          <table:table-cell office:value-type="float" office:value="9.8200000000000002E-4" table:style-name="ce1">
            <text:p>0.000982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15660" table:style-name="ce1">
            <text:p>15660</text:p>
          </table:table-cell>
          <table:table-cell office:value-type="float" office:value="3153" table:style-name="ce1">
            <text:p>3153</text:p>
          </table:table-cell>
          <table:table-cell office:value-type="float" office:value="305" table:style-name="ce1">
            <text:p>305</text:p>
          </table:table-cell>
          <table:table-cell office:value-type="float" office:value="49251.554687999997" table:style-name="ce1">
            <text:p>49251.55469</text:p>
          </table:table-cell>
          <table:table-cell office:value-type="float" office:value="6.1929999999999997E-3" table:style-name="ce1">
            <text:p>0.006193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50" table:style-name="ce1">
            <text:p>50</text:p>
          </table:table-cell>
          <table:table-cell office:value-type="float" office:value="1000" table:style-name="ce1">
            <text:p>1000</text:p>
          </table:table-cell>
          <table:table-cell office:value-type="float" office:value="437" table:style-name="ce1">
            <text:p>437</text:p>
          </table:table-cell>
          <table:table-cell office:value-type="float" office:value="98" table:style-name="ce1">
            <text:p>98</text:p>
          </table:table-cell>
          <table:table-cell office:value-type="float" office:value="10" table:style-name="ce1">
            <text:p>10</text:p>
          </table:table-cell>
          <table:table-cell office:value-type="float" office:value="50000.417969000002" table:style-name="ce1">
            <text:p>50000.41797</text:p>
          </table:table-cell>
          <table:table-cell office:value-type="float" office:value="2.0000000000000001E-4" table:style-name="ce1">
            <text:p>0.0002</text:p>
          </table:table-cell>
          <table:table-cell table:number-columns-repeated="16346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1" draw:id="id0" draw:style-name="a0" draw:name="Chart 1" svg:x="0.65104in" svg:y="0.06901in" svg:width="9.03646in" svg:height="5.4218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4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dc:creator>David Towson</dc:creator>
    <meta:creation-date>2016-04-01T23:14:40Z</meta:creation-date>
    <dc:date>2016-04-02T20:56:50Z</dc:date>
    <meta:editing-cycles>3</meta:editing-cycles>
    <meta:editing-duration>PT113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90.3750393700788pt" svg:width="650.6250393700787pt" chart:style-name="Crt0">
        <chart:title chart:style-name="CT00">
          <text:p text:style-name="a0" text:class-names="" text:cond-style-name="">Window size 10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s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hroughput</text:p>
            </chart:title>
            <chart:grid chart:class="major" chart:style-name="GMa1"/>
          </chart:axis>
          <chart:series chart:values-cell-range-address="Sheet1.$L$2:.$L$69" chart:class="chart:scatter" chart:attached-axis="primary-y" chart:style-name="G0S0">
            <chart:domain table:cell-range-address="Sheet1.$D$2:.$D$69"/>
            <chart:data-point chart:repeated="68"/>
          </chart:series>
          <chart:series chart:values-cell-range-address="Sheet1.$Y$2:.$Y$69" chart:class="chart:scatter" chart:attached-axis="primary-y" chart:style-name="G0S1">
            <chart:domain table:cell-range-address="Sheet1.$Q$2:.$Q$69"/>
            <chart:data-point chart:repeated="68"/>
          </chart:series>
          <chart:series chart:values-cell-range-address="Sheet1.$AL$2:.$AL$69" chart:class="chart:scatter" chart:attached-axis="primary-y" chart:style-name="G0S2">
            <chart:domain table:cell-range-address="Sheet1.$AD$2:.$AD$69"/>
            <chart:data-point chart:repeated="6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